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color="#800000"/>
    </style:style>
    <style:style style:name="P6" style:family="paragraph" style:parent-style-name="Standard">
      <style:paragraph-properties fo:text-align="center" style:justify-single-word="false"/>
      <style:text-properties fo:color="#800000"/>
    </style:style>
    <style:style style:name="P7" style:family="paragraph" style:parent-style-name="Standard">
      <style:paragraph-properties fo:text-align="start" style:justify-single-word="false"/>
      <style:text-properties fo:color="#800000" fo:font-size="12pt" style:font-size-asian="10.5pt" style:font-size-complex="12pt"/>
    </style:style>
    <style:style style:name="P8" style:family="paragraph" style:parent-style-name="Standard">
      <style:text-properties fo:color="#000080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use-window-font-color="true"/>
    </style:style>
    <style:style style:name="P11" style:family="paragraph" style:parent-style-name="Standard">
      <style:text-properties style:use-window-font-color="true" fo:font-size="15pt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5pt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5pt" fo:font-weight="bold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2pt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4pt" style:font-size-asian="14pt" style:font-size-complex="1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fo:color="#00ff00" fo:font-size="12pt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ff00"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tyle="italic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800000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use-window-font-color="true" fo:font-size="12pt" style:font-size-asian="10.5pt" style:font-size-complex="12pt"/>
    </style:style>
    <style:style style:name="P26" style:family="paragraph" style:parent-style-name="Preformatted_20_Text">
      <style:text-properties fo:color="#800000"/>
    </style:style>
    <style:style style:name="P27" style:family="paragraph" style:parent-style-name="Preformatted_20_Text">
      <style:text-properties fo:color="#800000" style:font-name="Liberation Serif" fo:font-size="12pt" style:font-size-asian="12pt" style:font-size-complex="12pt"/>
    </style:style>
    <style:style style:name="P28" style:family="paragraph" style:parent-style-name="Preformatted_20_Text">
      <style:paragraph-properties fo:text-align="start" style:justify-single-word="false"/>
      <style:text-properties fo:color="#800000" style:font-name="Liberation Serif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Preformatted_20_Text">
      <style:text-properties fo:color="#800000" style:font-name="Liberation Sans" fo:font-size="12pt" fo:font-weight="normal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800000" fo:font-size="12pt" style:font-size-asian="10.5pt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style:use-window-font-color="true" fo:font-size="12pt" style:font-size-asian="10.5pt" style:font-size-complex="12pt"/>
    </style:style>
    <style:style style:name="P32" style:family="paragraph" style:parent-style-name="Preformatted_20_Text">
      <style:text-properties fo:color="#000000"/>
    </style:style>
    <style:style style:name="P33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80" style:font-name="Liberation Serif" fo:font-size="12pt" fo:font-weight="normal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fo:color="#000080" style:font-name="Liberation Serif" fo:font-size="12pt" style:font-size-asian="12pt" style:font-size-complex="12pt"/>
    </style:style>
    <style:style style:name="P36" style:family="paragraph" style:parent-style-name="Preformatted_20_Text">
      <style:paragraph-properties fo:margin-top="0cm" fo:margin-bottom="0.499cm"/>
    </style:style>
    <style:style style:name="P37" style:family="paragraph" style:parent-style-name="Preformatted_20_Text">
      <style:paragraph-properties fo:margin-top="0cm" fo:margin-bottom="0.499cm"/>
      <style:text-properties fo:color="#800000" style:font-name="Liberation Serif" fo:font-size="12pt" style:font-size-asian="12pt" style:font-size-complex="12pt"/>
    </style:style>
    <style:style style:name="P38" style:family="paragraph" style:parent-style-name="Preformatted_20_Text">
      <style:paragraph-properties fo:margin-top="0cm" fo:margin-bottom="0.499cm"/>
      <style:text-properties fo:color="#800000" style:font-name="Liberation Sans" fo:font-size="12pt" fo:font-weight="normal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margin-top="0cm" fo:margin-bottom="0.499cm"/>
      <style:text-properties fo:color="#000080" style:font-name="Liberation Serif" fo:font-size="12pt" style:font-size-asian="12pt" style:font-size-complex="12pt"/>
    </style:style>
    <style:style style:name="P40" style:family="paragraph" style:parent-style-name="Preformatted_20_Text">
      <style:paragraph-properties fo:margin-top="0cm" fo:margin-bottom="0.499cm"/>
      <style:text-properties fo:color="#000000"/>
    </style:style>
    <style:style style:name="P41" style:family="paragraph" style:parent-style-name="Heading_20_3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2" style:family="paragraph" style:parent-style-name="Heading_20_3">
      <style:paragraph-properties fo:text-align="center" style:justify-single-word="false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P43" style:family="paragraph" style:parent-style-name="Standard" style:list-style-name="L1">
      <style:text-properties fo:color="#800000"/>
    </style:style>
    <style:style style:name="P44" style:family="paragraph" style:parent-style-name="Standard" style:list-style-name="L2">
      <style:text-properties fo:color="#800000"/>
    </style:style>
    <style:style style:name="P45" style:family="paragraph" style:parent-style-name="Preformatted_20_Text">
      <style:text-properties fo:color="#800000"/>
    </style:style>
    <style:style style:name="P46" style:family="paragraph" style:parent-style-name="Preformatted_20_Text">
      <style:paragraph-properties fo:margin-top="0cm" fo:margin-bottom="0.499cm"/>
    </style:style>
    <style:style style:name="T1" style:family="text">
      <style:text-properties fo:color="#800000"/>
    </style:style>
    <style:style style:name="T2" style:family="text">
      <style:text-properties fo:color="#800000" fo:font-size="15pt" style:font-size-asian="15pt" style:font-size-complex="15pt"/>
    </style:style>
    <style:style style:name="T3" style:family="text">
      <style:text-properties fo:color="#800000" style:font-name="Liberation Serif" fo:font-size="12pt" style:font-size-asian="12pt" style:font-size-complex="12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Liberation Serif"/>
    </style:style>
    <style:style style:name="T6" style:family="text">
      <style:text-properties style:use-window-font-color="true" style:font-name="Liberation Serif" fo:font-size="15pt" style:font-size-asian="15pt" style:font-size-complex="15pt"/>
    </style:style>
    <style:style style:name="T7" style:family="text">
      <style:text-properties style:use-window-font-color="true" fo:font-size="12pt" style:font-size-asian="10.5pt" style:font-size-complex="12pt"/>
    </style:style>
    <style:style style:name="T8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use-window-font-color="true" fo:font-size="15pt" style:font-size-asian="15pt" style:font-size-complex="15pt"/>
    </style:style>
    <style:style style:name="T11" style:family="text">
      <style:text-properties fo:color="#000000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00ff00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Liberation Serif" fo:font-size="15pt" style:font-size-asian="15pt" style:font-size-complex="15pt"/>
    </style:style>
    <style:style style:name="T18" style:family="text">
      <style:text-properties fo:color="#00008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9"><text:s text:c="2"/><text:span text:style-name="T12">Download and </text:span><text:span text:style-name="T2">Unzip</text:span><text:span text:style-name="T12"> File</text:span></text:p>
      <text:p text:style-name="Standard"/>
      <text:p text:style-name="P32">linux.x64_11gR2_database_1of2.zip</text:p>
      <text:p text:style-name="P40">linux.x64_11gR2_database_2of2.zip</text:p>
      <text:p text:style-name="P36"><text:span text:style-name="T11">note {open 2 file to marge </text:span><text:span text:style-name="T13">stage</text:span><text:span text:style-name="T11"> file in </text:span><text:span text:style-name="T1">database}</text:span></text:p>
      <text:p text:style-name="P3">Create a <text:span text:style-name="T1">Groups</text:span> and <text:span text:style-name="T1">User</text:span></text:p>
      <text:p text:style-name="P20">Create a Group</text:p>
      <text:p text:style-name="P19"/>
      <text:p text:style-name="P7">sudo <text:s/>groupadd oinstall</text:p>
      <text:p text:style-name="P7"/>
      <text:p text:style-name="P7">sudo groupadd dba</text:p>
      <text:p text:style-name="P7"/>
      <text:p text:style-name="P15">heare oinstall and dba or groups</text:p>
      <text:p text:style-name="P7"/>
      <text:p text:style-name="P20">Create a User</text:p>
      <text:p text:style-name="P19"/>
      <text:p text:style-name="P28">sudo mkdir -p /u01/app/oracle</text:p>
      <text:p text:style-name="P28"/>
      <text:p text:style-name="P28">sudo useradd -g oinstall -G dba <text:s/>-d /u01/app/oracle -s /bin/bash oracle</text:p>
      <text:p text:style-name="P28"/>
      <text:p text:style-name="P28">sudo passwd oracle</text:p>
      <text:p text:style-name="P30"/>
      <text:p text:style-name="P5">sudo chown -R oracle:oinstall /u01/ app</text:p>
      <text:p text:style-name="P5"/>
      <text:p text:style-name="P5">sudo chmod -R 775 /u01/</text:p>
      <text:p text:style-name="P7"/>
      <text:p text:style-name="P30"/>
      <text:p text:style-name="P30"/>
      <text:p text:style-name="P19"/>
      <text:p text:style-name="P3"><text:span text:style-name="T4">Add in </text:span><text:span text:style-name="T1">/etc/hosts <text:s/></text:span><text:span text:style-name="T4">file </text:span></text:p>
      <text:p text:style-name="Standard"/>
      <text:p text:style-name="P5">sudo vi /etc/hosts <text:s/></text:p>
      <text:p text:style-name="P10"/>
      <text:p text:style-name="P1">192.168.1.123 <text:s text:c="2"/>mohan <text:s text:c="17"/>mohan </text:p>
      <text:p text:style-name="Standard"/>
      <text:p text:style-name="Standard">save the file</text:p>
      <text:p text:style-name="Standard"/>
      <text:p text:style-name="P3"><text:s text:c="2"/>Add in .<text:span text:style-name="T1">bashrc </text:span><text:span text:style-name="T4">file </text:span></text:p>
      <text:p text:style-name="P5">Sudo vi .bashrc <text:s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</text:p>
      <text:p text:style-name="P8"># for Oracle User </text:p>
      <text:p text:style-name="P8">if [ "$USER" = oracle ]; then </text:p>
      <text:p text:style-name="P8">if [ $SHELL = "/bin/ksh" ]; then </text:p>
      <text:p text:style-name="P8">ulimit -p 16384 </text:p>
      <text:p text:style-name="P8">ulimit -n 65536 </text:p>
      <text:p text:style-name="P8">else </text:p>
      <text:p text:style-name="P8">ulimit -u 16384 -n 65536 </text:p>
      <text:p text:style-name="P8">fi </text:p>
      <text:p text:style-name="P8">fi</text:p>
      <text:p text:style-name="P8">umask 022 </text:p>
      <text:p text:style-name="P8">export ORACLE_HOSTNAME=<text:span text:style-name="T1">192.168.1.123 </text:span></text:p>
      <text:p text:style-name="P8">export ORACLE_BASE=/u01/app/oracle </text:p>
      <text:p text:style-name="P8">export ORACLE_HOME=$ORACLE_BASE/product/11.2.0/dbhome_1 </text:p>
      <text:p text:style-name="P8">export ORACLE_SID= <text:span text:style-name="T1">oracle</text:span></text:p>
      <text:p text:style-name="P8">export NLS_LANG=.AL32UTF8 </text:p>
      <text:p text:style-name="P8">export ORACLE_UNQNAME=AL32UTF8 </text:p>
      <text:p text:style-name="P8">unset TNS_ADMIN </text:p>
      <text:p text:style-name="P8">if [ -d "$ORACLE_HOME/bin" ]; then </text:p>
      <text:p text:style-name="P8"><text:s text:c="4"/>PATH="$ORACLE_HOME/bin:$PATH" </text:p>
      <text:p text:style-name="P8">fi </text:p>
      <text:p text:style-name="Standard"/>
      <text:p text:style-name="Standard">save the file</text:p>
      <text:p text:style-name="P3"><text:s/>Add <text:s/>in <text:span text:style-name="T1">sysctl.conf <text:s/></text:span><text:span text:style-name="T4">file</text:span></text:p>
      <text:p text:style-name="P2"/>
      <text:p text:style-name="Standard"/>
      <text:p text:style-name="P5">sudo vi /etc/sysctl.conf file</text:p>
      <text:p text:style-name="Standard"/>
      <text:p text:style-name="P1">fs.suid_dumpable = 1 </text:p>
      <text:p text:style-name="P1">fs.aio-max-nr = 1048576 </text:p>
      <text:p text:style-name="P1">fs.file-max = 6815744 </text:p>
      <text:p text:style-name="P1">kernel.shmall = 2097152 </text:p>
      <text:p text:style-name="P1">kernel.shmmax = 536870912 </text:p>
      <text:p text:style-name="P1">kernel.shmmni = 4096 </text:p>
      <text:p text:style-name="P1"># semaphores: semmsl, semmns, semopm, semmni </text:p>
      <text:p text:style-name="P1">kernel.sem = 250 32000 100 128 </text:p>
      <text:p text:style-name="P1">net.ipv4.ip_local_port_range = 9000 65500 </text:p>
      <text:p text:style-name="P1">net.core.rmem_default=4194304 </text:p>
      <text:p text:style-name="P1">net.core.rmem_max=4194304 </text:p>
      <text:p text:style-name="P1"/>
      <text:p text:style-name="P1">net.core.wmem_default=262144 </text:p>
      <text:p text:style-name="P1">net.core.wmem_max=1048584 </text:p>
      <text:p text:style-name="P1"/>
      <text:p text:style-name="P1"/>
      <text:p text:style-name="P5"/>
      <text:p text:style-name="Standard"><text:span text:style-name="T4"><text:s/>note =&gt; [ </text:span><text:span text:style-name="T1">sudo /sbin/sysctl -p</text:span><text:span text:style-name="T4"> <text:s text:c="3"/>check commands ]</text:span></text:p>
      <text:p text:style-name="Standard">save the file</text:p>
      <text:h text:style-name="P41" text:outline-level="3"><text:soft-page-break/></text:h>
      <text:h text:style-name="P41" text:outline-level="3">Add <text:s/>in /<text:span text:style-name="T1">etc/profile</text:span></text:h>
      <text:p text:style-name="P24">Sudo vi /etc/profile</text:p>
      <text:p text:style-name="P24"/>
      <text:p text:style-name="P34">if [ $SHELL = "/bin/ksh" ]; then</text:p>
      <text:p text:style-name="P35"><text:s text:c="2"/>ulimit -p 16384</text:p>
      <text:p text:style-name="P35"><text:s text:c="2"/>ulimit -n 65536</text:p>
      <text:p text:style-name="P35">else</text:p>
      <text:p text:style-name="P35"><text:s text:c="2"/>ulimit -u 16384 -n 65536</text:p>
      <text:p text:style-name="P35">fi</text:p>
      <text:p text:style-name="P35"/>
      <text:p text:style-name="P35">umask 022</text:p>
      <text:p text:style-name="P35">export ORACLE_HOSTNAME=<text:span text:style-name="T1">192.168.1.123</text:span></text:p>
      <text:p text:style-name="P35">export ORACLE_BASE=/u01/app/oracle</text:p>
      <text:p text:style-name="P35">export ORACLE_HOME=$ORACLE_BASE/product/11.2.0/dbhome_1</text:p>
      <text:p text:style-name="P35">export ORACLE_SID=<text:span text:style-name="T1">oracle</text:span></text:p>
      <text:p text:style-name="P35">export NLS_LANG=.AL32UTF8</text:p>
      <text:p text:style-name="P35">export ORACLE_UNQNAME=AL32UTF8</text:p>
      <text:p text:style-name="P35">unset TNS_ADMIN</text:p>
      <text:p text:style-name="P35">if [ -d "$ORACLE_HOME/bin" ]; then</text:p>
      <text:p text:style-name="P35"><text:s text:c="4"/>PATH="$ORACLE_HOME/bin:$PATH"</text:p>
      <text:p text:style-name="P39">fi</text:p>
      <text:p text:style-name="P4">save the file</text:p>
      <text:h text:style-name="P41" text:outline-level="3"><text:s/>Create a New Fake Oracle installer</text:h>
      <text:p text:style-name="P23"/>
      <text:p text:style-name="P29">sudo mkdir /usr/<text:span text:style-name="T18">lib64</text:span></text:p>
      <text:p text:style-name="P29">sudo ln -s /etc /etc/rc.d</text:p>
      <text:p text:style-name="P29">sudo ln -s /lib/x86_64-linux-gnu/libgcc_s.so.1 /lib64/</text:p>
      <text:p text:style-name="P29">sudo ln -s /usr/bin/awk /bin/awk</text:p>
      <text:p text:style-name="P29">sudo ln -s /usr/bin/basename /bin/basename</text:p>
      <text:p text:style-name="P29">sudo ln -s /usr/bin/rpm /bin/rpm</text:p>
      <text:p text:style-name="P29">sudo ln -s /usr/lib/x86_64-linux-gnu/libc_nonshared.a /usr/lib64/</text:p>
      <text:p text:style-name="P29">sudo ln -s /usr/lib/x86_64-linux-gnu/libpthread_nonshared.a /usr/lib64/</text:p>
      <text:p text:style-name="P29">sudo ln -s /usr/lib/x86_64-linux-gnu/libstdc++.so.6 /lib64/</text:p>
      <text:p text:style-name="P38">sudo ln -s /usr/lib/x86_64-linux-gnu/libstdc++.so.6 /usr/lib64/</text:p>
      <text:p text:style-name="Standard"/>
      <text:p text:style-name="Standard"/>
      <text:p text:style-name="Standard"/>
      <text:p text:style-name="Standard"/>
      <text:p text:style-name="Standard"/>
      <text:p text:style-name="P3">Add in / <text:span text:style-name="T1">limits.conf </text:span>File</text:p>
      <text:p text:style-name="P3"/>
      <text:p text:style-name="P5">sudo vi /etc/security/limits.conf</text:p>
      <text:p text:style-name="P5"/>
      <text:p text:style-name="Standard"><text:soft-page-break/>#### oracle User Settings 4 Oracle 11g #### </text:p>
      <text:p text:style-name="Standard">oracle <text:s text:c="6"/>soft <text:s/>nproc <text:s/>2047 </text:p>
      <text:p text:style-name="Standard">oracle <text:s text:c="6"/>hard <text:s/>nproc <text:s/>16384 </text:p>
      <text:p text:style-name="Standard">oracle <text:s text:c="6"/>soft <text:s/>nofile 1024 </text:p>
      <text:p text:style-name="Standard">oracle <text:s text:c="6"/>hard <text:s/>nofile 65536 </text:p>
      <text:p text:style-name="Standard">oracle <text:s text:c="6"/>soft <text:s/>stack <text:s/>10240 </text:p>
      <text:p text:style-name="Standard"># End of file </text:p>
      <text:p text:style-name="Standard"/>
      <text:p text:style-name="Standard">save the file</text:p>
      <text:p text:style-name="Standard"/>
      <text:p text:style-name="P5"/>
      <text:p text:style-name="P14">Install Prerequisite Packages</text:p>
      <text:p text:style-name="P13"/>
      <text:p text:style-name="P27">sudo apt-get update</text:p>
      <text:p text:style-name="P27">sudo apt-get install alien</text:p>
      <text:p text:style-name="P27">sudo apt-get install autoconf</text:p>
      <text:p text:style-name="P27">sudo apt-get install automake </text:p>
      <text:p text:style-name="P27">sudo apt-get install autotools-dev</text:p>
      <text:p text:style-name="P27">sudo apt-get install binutils</text:p>
      <text:p text:style-name="P27">sudo apt-get install bzip2</text:p>
      <text:p text:style-name="P27">sudo apt-get install doxygen</text:p>
      <text:p text:style-name="P27">sudo apt-get install elfutils</text:p>
      <text:p text:style-name="P27">sudo apt-get install expat</text:p>
      <text:p text:style-name="P27">sudo apt-get install gawk</text:p>
      <text:p text:style-name="P27">sudo apt-get install gcc</text:p>
      <text:p text:style-name="P27">sudo apt-get install gcc-multilib</text:p>
      <text:p text:style-name="P37">sudo apt-get install g++-multilib</text:p>
      <text:p text:style-name="P37">sudo apt-get install ia32-libs</text:p>
      <text:p text:style-name="P27"/>
      <text:p text:style-name="P27">sudo apt-get install ksh</text:p>
      <text:p text:style-name="P27">sudo apt-get install less</text:p>
      <text:p text:style-name="P27">sudo apt-get install lesstif2</text:p>
      <text:p text:style-name="P27">sudo apt-get install lesstif2-dev</text:p>
      <text:p text:style-name="P27">sudo apt-get install lib32z1</text:p>
      <text:p text:style-name="P27">sudo apt-get install libaio1</text:p>
      <text:p text:style-name="P27">sudo apt-get install libaio-dev</text:p>
      <text:p text:style-name="P27">sudo apt-get install libc6-dev</text:p>
      <text:p text:style-name="P27">sudo apt-get install libc6-dev-i386</text:p>
      <text:p text:style-name="P27">sudo apt-get install libc6-i386 </text:p>
      <text:p text:style-name="P27">sudo apt-get install libelf-dev</text:p>
      <text:p text:style-name="P27">sudo apt-get install libltdl-dev</text:p>
      <text:p text:style-name="P27">sudo apt-get install libmotif4</text:p>
      <text:p text:style-name="P27">sudo apt-get install libodbcinstq4-1 libodbcinstq4-1:i386</text:p>
      <text:p text:style-name="P27">sudo apt-get install libpth-dev</text:p>
      <text:p text:style-name="P27">sudo apt-get install libpthread-stubs0</text:p>
      <text:p text:style-name="P27">sudo apt-get install libpthread-stubs0-dev</text:p>
      <text:p text:style-name="P27">sudo apt-get install libstdc++5</text:p>
      <text:p text:style-name="P27">sudo apt-get install lsb-cxx</text:p>
      <text:p text:style-name="P27">sudo apt-get install make</text:p>
      <text:p text:style-name="P27">sudo apt-get install openssh-server</text:p>
      <text:p text:style-name="P27"><text:soft-page-break/>sudo apt-get install pdksh</text:p>
      <text:p text:style-name="P27">sudo apt-get install rlwrap</text:p>
      <text:p text:style-name="P27">sudo apt-get install rpm</text:p>
      <text:p text:style-name="P27">sudo apt-get install sysstat</text:p>
      <text:p text:style-name="P27">sudo apt-get install unixodbc</text:p>
      <text:p text:style-name="P37">sudo apt-get install unixodbc-dev</text:p>
      <text:p text:style-name="P27">sudo apt-get install unzip</text:p>
      <text:p text:style-name="P27">sudo apt-get install x11-utils</text:p>
      <text:p text:style-name="P37">sudo apt-get install zlibc </text:p>
      <text:p text:style-name="P36"/>
      <text:p text:style-name="P27"/>
      <text:p text:style-name="P27"/>
      <text:p text:style-name="P27"/>
      <text:p text:style-name="P5"><text:s text:c="2"/></text:p>
      <text:p text:style-name="P12">Copy the database</text:p>
      <text:p text:style-name="P5"/>
      <text:p text:style-name="P5">sudo cp -r database /u01/app/oracle/ </text:p>
      <text:p text:style-name="P5"/>
      <text:p text:style-name="P16">Permissions Provide for Oracle user oinstall group Directory</text:p>
      <text:p text:style-name="P17"/>
      <text:p text:style-name="P5">sudo chown -R oracle:oinstall /u01/app/oracle/database/ </text:p>
      <text:p text:style-name="P10"/>
      <text:p text:style-name="P10"><text:s text:c="35"/><text:span text:style-name="T12">Other Permissions ,database not open use this Commands</text:span></text:p>
      <text:p text:style-name="P11"/>
      <text:p text:style-name="P5">sudo chmod -R 775 /u01/</text:p>
      <text:p text:style-name="P5"/>
      <text:p text:style-name="P6"><text:s text:c="2"/><text:span text:style-name="T10">Oracle Install for Oracle user Commands</text:span></text:p>
      <text:p text:style-name="P12"/>
      <text:p text:style-name="P5"><text:span text:style-name="Source_20_Text"><text:span text:style-name="T15">cd /u01/app/oracle/database/</text:span></text:span></text:p>
      <text:p text:style-name="P5"><text:span text:style-name="Source_20_Text"/></text:p>
      <text:p text:style-name="P26"><text:span text:style-name="Source_20_Text"><text:span text:style-name="T15">export DISPLAY=:0</text:span></text:span></text:p>
      <text:p text:style-name="P5"><text:span text:style-name="Source_20_Text"/></text:p>
      <text:p text:style-name="P5"><text:span text:style-name="Source_20_Text"><text:span text:style-name="T17">./runInstaller</text:span></text:span></text:p>
      <text:p text:style-name="P5"><text:span text:style-name="Source_20_Text"><text:span text:style-name="T17"/></text:span></text:p>
      <text:p text:style-name="P5"><text:span text:style-name="Source_20_Text"/></text:p>
      <text:p text:style-name="P5"><text:span text:style-name="Source_20_Text"><text:span text:style-name="T5">Note</text:span></text:span></text:p>
      <text:p text:style-name="P5"><text:span text:style-name="Source_20_Text"><text:span text:style-name="T5"/></text:span></text:p>
      <text:list xml:id="list549100253" text:style-name="L1">
        <text:list-item>
          <text:list>
            <text:list-item>
              <text:p text:style-name="P43"><text:span text:style-name="Source_20_Text"><text:span text:style-name="T5">Select Server class</text:span></text:span></text:p>
              <text:p text:style-name="P43"><text:span text:style-name="Source_20_Text"><text:span text:style-name="T5"/></text:span></text:p>
            </text:list-item>
            <text:list-item>
              <text:p text:style-name="P43"><text:span text:style-name="Source_20_Text"><text:span text:style-name="T14">Global DB name &amp; SID </text:span></text:span><text:span text:style-name="Source_20_Text"><text:span text:style-name="T5">use same name Eg: oracle</text:span></text:span></text:p>
              <text:p text:style-name="P43"><text:span text:style-name="Source_20_Text"><text:span text:style-name="T5"/></text:span></text:p>
            </text:list-item>
            <text:list-item>
              <text:p text:style-name="P43"><text:span text:style-name="Source_20_Text"><text:span text:style-name="T5">Memory size </text:span></text:span><text:span text:style-name="Source_20_Text"><text:span text:style-name="T14">800</text:span></text:span></text:p>
              <text:p text:style-name="P43"><text:span text:style-name="Source_20_Text"><text:span text:style-name="T14"/></text:span></text:p>
            </text:list-item>
            <text:list-item>
              <text:p text:style-name="P43"><text:span text:style-name="Source_20_Text"><text:span text:style-name="T5">Character set </text:span></text:span><text:span text:style-name="Source_20_Text"><text:span text:style-name="T14">Use_Unicode</text:span></text:span></text:p>
              <text:p text:style-name="P43"><text:span text:style-name="Source_20_Text"><text:span text:style-name="T14"/></text:span></text:p>
            </text:list-item>
            <text:list-item>
              <text:p text:style-name="P43"><text:span text:style-name="Source_20_Text"><text:span text:style-name="T14">Click </text:span></text:span><text:span text:style-name="Source_20_Text"><text:span text:style-name="T5">sample schemas</text:span></text:span></text:p>
            </text:list-item>
          </text:list>
        </text:list-item>
      </text:list>
      <text:list xml:id="list228188770" text:style-name="L2">
        <text:list-header>
          <text:p text:style-name="P44"><text:span text:style-name="Source_20_Text"><text:span text:style-name="T4"/></text:span></text:p>
        </text:list-header>
      </text:list>
      <text:p text:style-name="P5"><text:soft-page-break/><text:span text:style-name="Source_20_Text"/></text:p>
      <text:p text:style-name="P5"><text:span text:style-name="Source_20_Text"><text:span text:style-name="T9"><text:s/></text:span></text:span><text:span text:style-name="Source_20_Text"><text:span text:style-name="T8">Face error during installation so update as</text:span></text:span></text:p>
      <text:p text:style-name="P5"><text:span text:style-name="Source_20_Text"/></text:p>
      <text:p text:style-name="P26"><text:span text:style-name="Source_20_Text"><text:span text:style-name="T15">sudo export ORACLE_HOME=/u01/app/oracle/product/11.2.0/dbhome_1</text:span></text:span></text:p>
      <text:p text:style-name="P26"><text:span text:style-name="Source_20_Text"><text:span text:style-name="T15"/></text:span></text:p>
      <text:p text:style-name="P26"><text:span text:style-name="Source_20_Text"><text:span text:style-name="T15">cd $ORACLE_HOME/lib</text:span></text:span></text:p>
      <text:p text:style-name="P26"><text:span text:style-name="Source_20_Text"><text:span text:style-name="T15"/></text:span></text:p>
      <text:p text:style-name="Preformatted_20_Text">ln -s libclient11.a libagtsh.a</text:p>
      <text:p text:style-name="Preformatted_20_Text"/>
      <text:p text:style-name="P36">$ORACLE_HOME/bin/genagtsh $ORACLE_HOME/lib/libagtsh.so 1.0</text:p>
      <text:p text:style-name="P26"><text:span text:style-name="Source_20_Text"><text:span text:style-name="T3"/></text:span></text:p>
      <text:p text:style-name="P27">sudo sed -i 's/^\(\s*\$(MK_EMAGENT_NMECTL)\)\s*$/\1 -lnnz11/g' $ORACLE_HOME/sysman/lib/ins_emagent.mk</text:p>
      <text:p text:style-name="P27"/>
      <text:p text:style-name="P27">sudo sed -i 's/^\(\$LD \$LD_RUNTIME\) \(\$LD_OPT\)/\1 -Wl,--no-as-needed \2/g' $ORACLE_HOME/bin/genorasdksh</text:p>
      <text:p text:style-name="P27"/>
      <text:p text:style-name="P27">sudo sed -i 's/^\(\s*\)\(\$(OCRLIBS_DEFAULT)\)/\1 -Wl,--no-as-needed \2/g' $ORACLE_HOME/srvm/lib/ins_srvm.mk</text:p>
      <text:p text:style-name="P27"/>
      <text:p text:style-name="P27">sudo sed -i 's/^\(TNSLSNR_LINKLINE.*\$(TNSLSNR_OFILES)\) \(\$(LINKTTLIBS)\)/\1 -Wl,--no-as-needed \2/g' $ORACLE_HOME/network/lib/env_network.mk</text:p>
      <text:p text:style-name="P27"/>
      <text:p text:style-name="P37">sudo sed -i 's/^\(ORACLE_LINKLINE.*\$(ORACLE_LINKER)\) \(\$(PL_FLAGS)\)/\1 -Wl,--no-as-needed \2/g' $ORACLE_HOME/rdbms/lib/env_rdbms.mk</text:p>
      <text:p text:style-name="P5"><text:span text:style-name="Source_20_Text"><text:s text:c="2"/></text:span><text:span text:style-name="Source_20_Text"><text:span text:style-name="T6">The install process will finally ask you to execute scripts as </text:span></text:span><text:span text:style-name="Source_20_Text"><text:span text:style-name="T17">root </text:span></text:span><text:span text:style-name="Source_20_Text"><text:span text:style-name="T6">user</text:span></text:span></text:p>
      <text:p text:style-name="P5"><text:span text:style-name="Source_20_Text"/></text:p>
      <text:p text:style-name="P5"><text:span text:style-name="Source_20_Text"/></text:p>
      <text:p text:style-name="P27">sudo /u01/app/oracle/oraInventory/orainstRoot.sh <text:s text:c="3"/></text:p>
      <text:p text:style-name="P27"/>
      <text:p text:style-name="P27"><text:s text:c="11"/>{or}</text:p>
      <text:p text:style-name="P27"/>
      <text:p text:style-name="P37">sudo /u01/app/oracle/product/11.2.0/dbhome_1/root.sh</text:p>
      <text:p text:style-name="P5"/>
      <text:p text:style-name="P12">Confirm with installation progress</text:p>
      <text:p text:style-name="P15"/>
      <text:p text:style-name="P15"><text:s/>To select <text:span text:style-name="T1">URL <text:s/>https://192.168.1.123/em</text:span></text:p>
      <text:p text:style-name="P7">https://192.168.1.155:1158/em</text:p>
      <text:p text:style-name="P25">User Name: SYS </text:p>
      <text:p text:style-name="P22">Password: my-pwd</text:p>
      <text:p text:style-name="P22">Connect As: SYSDBA </text:p>
      <text:p text:style-name="P15">login </text:p>
      <text:p text:style-name="P15"/>
      <text:h text:style-name="P42" text:outline-level="3">Starting up the database</text:h>
      <text:p text:style-name="P15"/>
      <text:p text:style-name="P15">Once your server have been restarted, your database may not start.</text:p>
      <text:p text:style-name="P15"><text:soft-page-break/></text:p>
      <text:p text:style-name="P30">sudo gedit /etc/oratab</text:p>
      <text:p text:style-name="P31"/>
      <text:p text:style-name="P18"><text:span text:style-name="T7"><text:s text:c="2"/></text:span><text:span text:style-name="T16">And replace N by Y</text:span></text:p>
      <text:p text:style-name="P21"/>
      <text:p text:style-name="P33">:/u01/app/oracle/product/11.2.0/dbhome_1:<text:span text:style-name="T1">Y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Source_20_Text" style:display-name="Source Text" style:family="text">
      <style:text-properties style:font-name="Droid Sans Mono" style:font-name-asian="Droid Sans Fallback1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 </meta:initial-creator>
    <meta:creation-date>2015-04-07T15:45:29</meta:creation-date>
    <dc:date>2015-04-09T10:25:56</dc:date>
    <meta:editing-duration>PT4H24M31S</meta:editing-duration>
    <meta:editing-cycles>128</meta:editing-cycles>
    <meta:generator>LibreOffice/3.5$Linux_X86_64 LibreOffice_project/350m1$Build-2</meta:generator>
    <meta:document-statistic meta:table-count="0" meta:image-count="0" meta:object-count="0" meta:page-count="7" meta:paragraph-count="189" meta:word-count="733" meta:character-count="5881" meta:non-whitespace-character-count="5268"/>
  </office:meta>
</office:document-meta>
</file>